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venir" svg:font-family="Aveni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style:font-name="Avenir" officeooo:paragraph-rsid="0013fa90"/>
    </style:style>
    <style:style style:name="P2" style:family="paragraph" style:parent-style-name="Text_20_body">
      <style:text-properties officeooo:paragraph-rsid="0013fa90"/>
    </style:style>
    <style:style style:name="T1" style:family="text">
      <style:text-properties officeooo:rsid="0031a1e0"/>
    </style:style>
    <style:style style:name="T2" style:family="text">
      <style:text-properties officeooo:rsid="00616b8e"/>
    </style:style>
    <style:style style:name="T3" style:family="text">
      <style:text-properties fo:font-weight="bold" officeooo:rsid="00a9a1de" style:font-weight-asian="bold" style:font-weight-complex="bold"/>
    </style:style>
    <style:style style:name="T4" style:family="text">
      <style:text-properties officeooo:rsid="00a9a1de"/>
    </style:style>
    <style:style style:name="T5" style:family="text">
      <style:text-properties officeooo:rsid="00075182"/>
    </style:style>
    <style:style style:name="T6" style:family="text">
      <style:text-properties officeooo:rsid="00d92b38"/>
    </style:style>
    <style:style style:name="T7" style:family="text">
      <style:text-properties fo:font-style="italic" officeooo:rsid="00075182" style:font-style-asian="italic" style:font-style-complex="italic"/>
    </style:style>
    <style:style style:name="T8" style:family="text">
      <style:text-properties style:font-name="Avenir"/>
    </style:style>
    <style:style style:name="T9" style:family="text">
      <style:text-properties style:font-name="Avenir" officeooo:rsid="00a9a1de"/>
    </style:style>
    <style:style style:name="T10" style:family="text">
      <style:text-properties style:font-name="Avenir" officeooo:rsid="002fbaf0"/>
    </style:style>
    <style:style style:name="T11" style:family="text">
      <style:text-properties style:font-name="Avenir" officeooo:rsid="00549af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8">Accessibility legislation (</text:span><text:span text:style-name="Strong_20_Emphasis"><text:span text:style-name="T8">Americans with Disability Act (</text:span></text:span><text:span text:style-name="T8">ADA) 1968) for the physical environment was introduced in the late 1960's, on the heels of the civil rights movement. </text:span><text:span text:style-name="T9">A</text:span><text:span text:style-name="T10">ccessible standards for</text:span><text:span text:style-name="T8"> the built environment </text:span><text:span text:style-name="T10">came into being, </text:span><text:span text:style-name="T9">as a result</text:span><text:span text:style-name="T8">. </text:span><text:span text:style-name="T10">Eventually, </text:span><text:span text:style-name="T9">architectural features such as</text:span><text:span text:style-name="T10"> ramps in public buildings and sidewalk curb cuts on streets </text:span><text:span text:style-name="T9">became more common</text:span><text:span text:style-name="T10">. These new architectural features, </text:span><text:span text:style-name="T9">originally</text:span><text:span text:style-name="T10"> built for people with disabilities, actually benefit</text:span><text:span text:style-name="T8"> parents with strollers, delivery people, skate boarders, rollerbladers, cyclists and people in wheel chairs. Even pedestrians often head for the curb cut instead of stepping directly off the curb to cross a street. It has turned out turned out that architectural design made with inclusion in mind is universally beneficial. This </text:span><text:span text:style-name="T9">is</text:span><text:span text:style-name="T10"> </text:span><text:span text:style-name="T8">known as the “curb-cut effect” (</text:span><text:span text:style-name="T11">Steve Jacobs 1999</text:span><text:span text:style-name="T8">). </text:span></text:p>
      <text:p text:style-name="P1"><text:span text:style-name="T4">Thirty years later, i</text:span>n the digital realm, accessibility legislation (Section 508 of the revised Rehabilitation Act, 1998) was enacted <text:span text:style-name="T4">in order </text:span>to ensure that users of assistive technologies (AT) would be able to access digital content and be active participants on the world wide web. The Web Content Accessibility Guidelines (WCAG) (published 1999; updated 2008) accompanied other web standards to ensure an accessible web from the beginning. <text:span text:style-name="T4">As</text:span> in the physical environment, there are universal benefits when designers and developers build websites with accessibility in mind. Websites that are built to standard and that are compliant with the WCAG not only work better with AT like screen readers <text:span text:style-name="T4">and </text:span>zoom text software, <text:span text:style-name="T4">but</text:span> are <text:span text:style-name="T1">also</text:span> generally easier to <text:span text:style-name="T2">use and </text:span>understand. <text:span text:style-name="T4">They</text:span> work better on mobile devices, perform better, are easier to maintain and <text:span text:style-name="T2">are generally of a higher quality. A</text:span>s a result, <text:span text:style-name="T2">websites built and designed to standard</text:span> often have a higher return on investment. This has become known as the “electronic curb-cut effect” <text:span text:style-name="T1">(Steve Jacobs 1999)</text:span>.</text:p>
      <text:p text:style-name="P1">In spite of the realization that <text:span text:style-name="T1">accessible</text:span> design is universally beneficial, there has not been wide implementation of the Web Content Accessibility Guidelines (WCAG 2.0). Part of the reason for this is th<text:span text:style-name="T1">e unnecessary complexity in the way that the guidelines are organized and explained</text:span>. There are 4 principles <text:span text:style-name="T1">(the POUR principles)</text:span>, 12 guidelines, 65 success criteria and 3 grading levels. Even if you are a seasoned web developer this can sound a little daunting and intimidating. In this paper, <text:span text:style-name="T2">I</text:span> focus on a conceptual approach to the WCAG based on <text:span text:style-name="T2">the decisions we make during the design process. I feel that this approach is well aligned with the WCAG's four main principles. These are the “POUR”</text:span> principles: a website must be <text:span text:style-name="T3">P</text:span>erceivable, <text:span text:style-name="T3">O</text:span>perable, <text:span text:style-name="T3">U</text:span>nderstandable and <text:span text:style-name="T3">R</text:span>obust. I <text:span text:style-name="T1">then </text:span>visualize each potential barrier a website might contain as a step <text:span text:style-name="T4">(Numbered 1 to 6 in Figure 1)</text:span> that represents a particular content type or design choice. The corresponding techniques that enable web <text:span text:style-name="T5">content to be</text:span> accessib<text:span text:style-name="T5">le are</text:span> then visualized as a virtual ramp. <text:span text:style-name="T6">There a several techniques for each stair. As we make our way up the </text:span><text:span text:style-name="T7">staircase</text:span><text:span text:style-name="T5"> the content types and design choices become more complex, thus the </text:span><text:span text:style-name="T7">virtual ramp</text:span><text:span text:style-name="T5"> requires more awareness, skills and resources to make the </text:span><text:span text:style-name="T7">virtual stairs</text:span><text:span text:style-name="T5"> accessibl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venir" svg:font-family="Aveni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3T00:34:14.603880000</meta:creation-date>
    <dc:date>2015-04-13T00:35:20.719762000</dc:date>
    <meta:editing-duration>P0D</meta:editing-duration>
    <meta:editing-cycles>1</meta:editing-cycles>
    <meta:document-statistic meta:table-count="0" meta:image-count="0" meta:object-count="0" meta:page-count="1" meta:paragraph-count="3" meta:word-count="509" meta:character-count="3225" meta:non-whitespace-character-count="2717"/>
    <meta:generator>LibreOffice/4.1.5.3$MacOSX_x86 LibreOffice_project/1c1366bba2ba2b554cd2ca4d87c06da81c05d24</meta:generator>
  </office:meta>
</office:document-meta>
</file>